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dcdcaa"/>
    </style:style>
    <style:style style:name="T6" style:family="text">
      <style:text-properties fo:color="#6a9955"/>
    </style:style>
    <style:style style:name="T7" style:family="text">
      <style:text-properties fo:color="#d7ba7d"/>
    </style:style>
    <style:style style:name="T8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 Simple class to illustrate separate compilation and const</text:p>
      <text:p text:style-name="P2">// parameters</text:p>
      <text:p text:style-name="P2">// </text:p>
      <text:p text:style-name="P2">// Written by Mal Gunasekera</text:p>
      <text:p text:style-name="P2">// Modified by David M. Chelberg</text:p>
      <text:p text:style-name="P2">// last-modified: Tue Apr 23 07:31:28 2013</text:p>
      <text:p text:style-name="P2">// </text:p>
      <text:p text:style-name="P1"><text:span text:style-name="T1">#include</text:span><text:span text:style-name="T2"> </text:span><text:span text:style-name="T3">&lt;iostream&gt;</text:span></text:p>
      <text:p text:style-name="P1"><text:span text:style-name="T1">#include</text:span><text:span text:style-name="T2"> </text:span><text:span text:style-name="T3">&lt;cstdlib&gt;</text:span></text:p>
      <text:p text:style-name="P1"><text:span text:style-name="T1">#include</text:span><text:span text:style-name="T2"> </text:span><text:span text:style-name="T3">&lt;cmath&gt;</text:span></text:p>
      <text:p text:style-name="P1"><text:span text:style-name="T1">using</text:span> <text:span text:style-name="T2">namespace</text:span> <text:span text:style-name="T4">std</text:span>;</text:p>
      <text:p text:style-name="P5"/>
      <text:p text:style-name="P1"><text:span text:style-name="T2">class</text:span> <text:span text:style-name="T4">my_int</text:span></text:p>
      <text:p text:style-name="P1">{</text:p>
      <text:p text:style-name="P3">public:</text:p>
      <text:p text:style-name="P2">//*********************************************************</text:p>
      <text:p text:style-name="P2">// Function: my_int</text:p>
      <text:p text:style-name="P2">// Purpose: Constructor initializes the val to x</text:p>
      <text:p text:style-name="P2">// Params: x - the value for the val</text:p>
      <text:p text:style-name="P2">// Calls: none</text:p>
      <text:p text:style-name="P2">// Uses: none</text:p>
      <text:p text:style-name="P2">//*********************************************************</text:p>
      <text:p text:style-name="P1"><text:span text:style-name="T5">my_int</text:span>(<text:span text:style-name="T2">int</text:span> x); </text:p>
      <text:p text:style-name="P5"/>
      <text:p text:style-name="P2">//*********************************************************</text:p>
      <text:p text:style-name="P2">// Function: my_int </text:p>
      <text:p text:style-name="P2">// Purpose: Constructor initializes the val to 0 </text:p>
      <text:p text:style-name="P2">// Params: none </text:p>
      <text:p text:style-name="P2">// Calls: none </text:p>
      <text:p text:style-name="P2">// Uses: none </text:p>
      <text:p text:style-name="P2">//*********************************************************</text:p>
      <text:p text:style-name="P1"><text:span text:style-name="T5">my_int</text:span>(); </text:p>
      <text:p text:style-name="P5"/>
      <text:p text:style-name="P2">//*********************************************************</text:p>
      <text:p text:style-name="P2">// Function: set</text:p>
      <text:p text:style-name="P2">// Purpose: Sets the val to x</text:p>
      <text:p text:style-name="P2">// Params: x - the new value for the val</text:p>
      <text:p text:style-name="P2">// Calls: none</text:p>
      <text:p text:style-name="P2">// Uses: none</text:p>
      <text:p text:style-name="P2">//*********************************************************</text:p>
      <text:p text:style-name="P1"><text:span text:style-name="T2">void</text:span> <text:span text:style-name="T5">set</text:span>(<text:span text:style-name="T2">int</text:span> x); </text:p>
      <text:p text:style-name="P5"/>
      <text:p text:style-name="P2">//*********************************************************************</text:p>
      <text:p text:style-name="P2">// Function: input</text:p>
      <text:p text:style-name="P2">// Purpose: reads and stores a value from inp. if inp is a input </text:p>
      <text:p text:style-name="P2">// stream, then inp is already connected to a file.User enters </text:p>
      <text:p text:style-name="P2">// a value and ask the user to re-enter the data if the</text:p>
      <text:p text:style-name="P2"><text:soft-page-break/>// user enters an incorrect value.</text:p>
      <text:p text:style-name="P2">// Params: inp -- the input stream</text:p>
      <text:p text:style-name="P2">// Calls: none</text:p>
      <text:p text:style-name="P2">// Uses: istream</text:p>
      <text:p text:style-name="P2">//*********************************************************************</text:p>
      <text:p text:style-name="P1"><text:span text:style-name="T2">void</text:span> <text:span text:style-name="T5">input</text:span>(istream&amp; inp); </text:p>
      <text:p text:style-name="P2">//*********************************************************************</text:p>
      <text:p text:style-name="P2">// Function: output</text:p>
      <text:p text:style-name="P2">// Purpose: display the val on fout. if fout is a output stream</text:p>
      <text:p text:style-name="P2">// then fout is already connected to a file</text:p>
      <text:p text:style-name="P2">// Params: fout -- the output stream</text:p>
      <text:p text:style-name="P2">// Calls: none</text:p>
      <text:p text:style-name="P2">// Uses: ostream</text:p>
      <text:p text:style-name="P2">//*********************************************************************</text:p>
      <text:p text:style-name="P1"><text:span text:style-name="T2">void</text:span> <text:span text:style-name="T5">output</text:span>(ostream&amp; fout) <text:span text:style-name="T2">const</text:span>;</text:p>
      <text:p text:style-name="P5"/>
      <text:p text:style-name="P2">//*********************************************************</text:p>
      <text:p text:style-name="P2">// Function: get_int</text:p>
      <text:p text:style-name="P2">// Purpose: returns the val</text:p>
      <text:p text:style-name="P2">// Params: none</text:p>
      <text:p text:style-name="P2">// Calls: none</text:p>
      <text:p text:style-name="P2">// Uses: none</text:p>
      <text:p text:style-name="P2">//*********************************************************</text:p>
      <text:p text:style-name="P1"><text:span text:style-name="T2">int</text:span> <text:span text:style-name="T5">get_int</text:span>();</text:p>
      <text:p text:style-name="P5"/>
      <text:p text:style-name="P3">private:</text:p>
      <text:p text:style-name="P1"><text:span text:style-name="T2">int</text:span> val; <text:span text:style-name="T6">// Variable to hold value for class</text:span></text:p>
      <text:p text:style-name="P1">};</text:p>
      <text:p text:style-name="P5"/>
      <text:p text:style-name="P2">//*********************************************************</text:p>
      <text:p text:style-name="P2">// Function: is_prime</text:p>
      <text:p text:style-name="P2">// Purpose: object num contains a valid positive value</text:p>
      <text:p text:style-name="P2">// returns true if num is prime; otherwise</text:p>
      <text:p text:style-name="P2">// returns false</text:p>
      <text:p text:style-name="P2">// Params: num - the value to be checked for prime</text:p>
      <text:p text:style-name="P2">// Calls: sqrt</text:p>
      <text:p text:style-name="P2">// Uses: cmath </text:p>
      <text:p text:style-name="P2">//*********************************************************</text:p>
      <text:p text:style-name="P1"><text:span text:style-name="T2">bool</text:span> <text:span text:style-name="T5">is_prime</text:span>(my_int num);</text:p>
      <text:p text:style-name="P7"/>
      <text:p text:style-name="P1"><text:span text:style-name="T2">int</text:span> <text:span text:style-name="T5">main</text:span>()</text:p>
      <text:p text:style-name="P1">{ </text:p>
      <text:p text:style-name="P1">my_int value1;</text:p>
      <text:p text:style-name="P1">value1.<text:span text:style-name="T5">input</text:span>(cin); </text:p>
      <text:p text:style-name="P1">value1.<text:span text:style-name="T5">output</text:span>(cout);</text:p>
      <text:p text:style-name="P5"/>
      <text:p text:style-name="P1"><text:soft-page-break/><text:span text:style-name="T1">if</text:span> (<text:span text:style-name="T5">is_prime</text:span>(value1))</text:p>
      <text:p text:style-name="P1">cout&lt;&lt;<text:span text:style-name="T3">" is a prime number </text:span><text:span text:style-name="T7">\n</text:span><text:span text:style-name="T3">"</text:span>;</text:p>
      <text:p text:style-name="P4">else</text:p>
      <text:p text:style-name="P1">cout&lt;&lt;<text:span text:style-name="T3">" is not a prime number </text:span><text:span text:style-name="T7">\n</text:span><text:span text:style-name="T3">"</text:span>;</text:p>
      <text:p text:style-name="P1"><text:span text:style-name="T1">return</text:span> <text:span text:style-name="T8">0</text:span>;</text:p>
      <text:p text:style-name="P1">}</text:p>
      <text:p text:style-name="P7"/>
      <text:p text:style-name="P2">//*********************************************************</text:p>
      <text:p text:style-name="P2">// Function: my_int</text:p>
      <text:p text:style-name="P2">// Purpose: Constructor initializes the val to x</text:p>
      <text:p text:style-name="P2">// Params: x - the value for the val</text:p>
      <text:p text:style-name="P2">// Calls: none</text:p>
      <text:p text:style-name="P2">// Uses: none</text:p>
      <text:p text:style-name="P2">//*********************************************************</text:p>
      <text:p text:style-name="P1"><text:span text:style-name="T5">my_int::my_int</text:span>(<text:span text:style-name="T2">int</text:span> x)</text:p>
      <text:p text:style-name="P1">{</text:p>
      <text:p text:style-name="P1">val = x;</text:p>
      <text:p text:style-name="P1">}</text:p>
      <text:p text:style-name="P5"/>
      <text:p text:style-name="P2">//*********************************************************</text:p>
      <text:p text:style-name="P2">// Function: my_int </text:p>
      <text:p text:style-name="P2">// Purpose: Constructor initializes the val to 0 </text:p>
      <text:p text:style-name="P2">// Params: none </text:p>
      <text:p text:style-name="P2">// Calls: none </text:p>
      <text:p text:style-name="P2">// Uses: none </text:p>
      <text:p text:style-name="P2">//*********************************************************</text:p>
      <text:p text:style-name="P1"><text:span text:style-name="T5">my_int::my_int</text:span>()</text:p>
      <text:p text:style-name="P1">{</text:p>
      <text:p text:style-name="P1">val = <text:span text:style-name="T8">0</text:span>;</text:p>
      <text:p text:style-name="P1">}</text:p>
      <text:p text:style-name="P7"/>
      <text:p text:style-name="P2">//*********************************************************</text:p>
      <text:p text:style-name="P2">// Function: set</text:p>
      <text:p text:style-name="P2">// Purpose: Sets the val to x</text:p>
      <text:p text:style-name="P2">// Params: x - the new value for the val</text:p>
      <text:p text:style-name="P2">// Calls: none</text:p>
      <text:p text:style-name="P2">// Uses: none</text:p>
      <text:p text:style-name="P2">//*********************************************************</text:p>
      <text:p text:style-name="P1"><text:span text:style-name="T2">void</text:span> <text:span text:style-name="T5">my_int::set</text:span>(<text:span text:style-name="T2">int</text:span> a)</text:p>
      <text:p text:style-name="P1">{</text:p>
      <text:p text:style-name="P1">val = a;</text:p>
      <text:p text:style-name="P1">}</text:p>
      <text:p text:style-name="P7"/>
      <text:p text:style-name="P2">//*********************************************************************</text:p>
      <text:p text:style-name="P2"><text:soft-page-break/>// Function: output</text:p>
      <text:p text:style-name="P2">// Purpose: display the val on fout. if fout is a output stream</text:p>
      <text:p text:style-name="P2">// then fout is already connected to a file</text:p>
      <text:p text:style-name="P2">// Params: fout -- the output stream</text:p>
      <text:p text:style-name="P2">// Calls: none</text:p>
      <text:p text:style-name="P2">// Uses: ostream</text:p>
      <text:p text:style-name="P2">//*********************************************************************</text:p>
      <text:p text:style-name="P1"><text:span text:style-name="T2">void</text:span> <text:span text:style-name="T5">my_int::output</text:span>(ostream&amp; fout) <text:span text:style-name="T2">const</text:span></text:p>
      <text:p text:style-name="P1">{</text:p>
      <text:p text:style-name="P1">fout&lt;&lt;<text:span text:style-name="T3">" The value is equal to "</text:span>&lt;&lt;val&lt;&lt;endl;</text:p>
      <text:p text:style-name="P1">}</text:p>
      <text:p text:style-name="P7"/>
      <text:p text:style-name="P2">//*********************************************************</text:p>
      <text:p text:style-name="P2">// Function: get_int</text:p>
      <text:p text:style-name="P2">// Purpose: returns the val</text:p>
      <text:p text:style-name="P2">// Params: none</text:p>
      <text:p text:style-name="P2">// Calls: none</text:p>
      <text:p text:style-name="P2">// Uses: none</text:p>
      <text:p text:style-name="P2">//*********************************************************</text:p>
      <text:p text:style-name="P1"><text:span text:style-name="T2">int</text:span> my_int:: <text:span text:style-name="T5">get_int</text:span>()</text:p>
      <text:p text:style-name="P1">{</text:p>
      <text:p text:style-name="P1"><text:span text:style-name="T1">return</text:span> val;</text:p>
      <text:p text:style-name="P1">}</text:p>
      <text:p text:style-name="P7"/>
      <text:p text:style-name="P2">//*********************************************************************</text:p>
      <text:p text:style-name="P2">// Function: input</text:p>
      <text:p text:style-name="P2">// Purpose: reads and stores a value from inp. if inp is a input </text:p>
      <text:p text:style-name="P2">// stream, then inp is already connected to a file.User enters </text:p>
      <text:p text:style-name="P2">// a value and ask the user to re-enter the data if the</text:p>
      <text:p text:style-name="P2">// user enters an incorrect value.</text:p>
      <text:p text:style-name="P2">// Params: inp -- the input stream</text:p>
      <text:p text:style-name="P2">// Calls: none</text:p>
      <text:p text:style-name="P2">// Uses: istream</text:p>
      <text:p text:style-name="P2">//*********************************************************************</text:p>
      <text:p text:style-name="P1"><text:span text:style-name="T2">void</text:span> my_int:: <text:span text:style-name="T5">input</text:span>(istream&amp; inp)</text:p>
      <text:p text:style-name="P1">{</text:p>
      <text:p text:style-name="P1">cout&lt;&lt;<text:span text:style-name="T3">"Enter a positive value greater than 1 "</text:span>;</text:p>
      <text:p text:style-name="P1">inp &gt;&gt; val;</text:p>
      <text:p text:style-name="P1"><text:span text:style-name="T1">while</text:span> (val &lt;= <text:span text:style-name="T8">1</text:span>)</text:p>
      <text:p text:style-name="P1">{</text:p>
      <text:p text:style-name="P1">cout&lt;&lt;<text:span text:style-name="T3">"Entered an Invalid value </text:span><text:span text:style-name="T7">\n</text:span><text:span text:style-name="T3">"</text:span>;</text:p>
      <text:p text:style-name="P1">cout&lt;&lt;<text:span text:style-name="T3">"Enter a positive value greater than 1 </text:span><text:span text:style-name="T7">\n</text:span><text:span text:style-name="T3">"</text:span>;</text:p>
      <text:p text:style-name="P1">inp&gt;&gt; val;</text:p>
      <text:p text:style-name="P1">} </text:p>
      <text:p text:style-name="P1">}</text:p>
      <text:p text:style-name="P5"><text:soft-page-break/></text:p>
      <text:p text:style-name="P2">//*********************************************************</text:p>
      <text:p text:style-name="P2">// Function: is_prime</text:p>
      <text:p text:style-name="P2">// Purpose: object num contains a valid positive value</text:p>
      <text:p text:style-name="P2">// returns true if num is prime; otherwise</text:p>
      <text:p text:style-name="P2">// returns false</text:p>
      <text:p text:style-name="P2">// Params: num - the value to be checked for prime</text:p>
      <text:p text:style-name="P2">// Calls: sqrt</text:p>
      <text:p text:style-name="P2">// Uses: cmath </text:p>
      <text:p text:style-name="P2">//*********************************************************</text:p>
      <text:p text:style-name="P1"><text:span text:style-name="T2">bool</text:span> <text:span text:style-name="T5">is_prime</text:span>(my_int num)</text:p>
      <text:p text:style-name="P1">{</text:p>
      <text:p text:style-name="P1"><text:span text:style-name="T2">double</text:span> limit;</text:p>
      <text:p text:style-name="P1"><text:span text:style-name="T2">int</text:span> n; <text:span text:style-name="T6">//divisor</text:span></text:p>
      <text:p text:style-name="P1"><text:span text:style-name="T2">bool</text:span> prime= <text:span text:style-name="T2">true</text:span>; </text:p>
      <text:p text:style-name="P5"/>
      <text:p text:style-name="P1">limit = <text:span text:style-name="T5">sqrt</text:span>(<text:span text:style-name="T2">static_cast</text:span>&lt;<text:span text:style-name="T2">double</text:span>&gt;(num.<text:span text:style-name="T5">get_int</text:span>()));</text:p>
      <text:p text:style-name="P1">n = <text:span text:style-name="T8">2</text:span>;</text:p>
      <text:p text:style-name="P5"/>
      <text:p text:style-name="P1"><text:span text:style-name="T1">while</text:span> (n &lt;= limit &amp;&amp; prime)</text:p>
      <text:p text:style-name="P1">{</text:p>
      <text:p text:style-name="P1"><text:span text:style-name="T1">if</text:span> (num.<text:span text:style-name="T5">get_int</text:span>() % n == <text:span text:style-name="T8">0</text:span>)</text:p>
      <text:p text:style-name="P1">prime = <text:span text:style-name="T2">false</text:span>;</text:p>
      <text:p text:style-name="P4">else</text:p>
      <text:p text:style-name="P1">n++;</text:p>
      <text:p text:style-name="P1">}</text:p>
      <text:p text:style-name="P1"><text:span text:style-name="T1">return</text:span> prime;</text:p>
      <text:p text:style-name="P1">}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4:20:52.102099353</meta:creation-date>
    <dc:date>2021-12-03T14:21:35.127223364</dc:date>
    <meta:editing-duration>PT43S</meta:editing-duration>
    <meta:editing-cycles>1</meta:editing-cycles>
    <meta:document-statistic meta:table-count="0" meta:image-count="0" meta:object-count="0" meta:page-count="5" meta:paragraph-count="192" meta:word-count="700" meta:character-count="5312" meta:non-whitespace-character-count="4778"/>
    <meta:generator>LibreOffice/6.0.7.3$Linux_X86_64 LibreOffice_project/00m0$Build-3</meta:generator>
  </office:meta>
</office:document-meta>
</file>